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36532" calcext:value-type="float">
            <text:p>2,8365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2307" calcext:value-type="float">
            <text:p>0,1023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1227" calcext:value-type="float">
            <text:p>0,0912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9395" calcext:value-type="float">
            <text:p>0,0793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4114" calcext:value-type="float">
            <text:p>0,1041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2622" calcext:value-type="float">
            <text:p>0,0626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89456" calcext:value-type="float">
            <text:p>0,0894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22374" calcext:value-type="float">
            <text:p>0,4223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8942" calcext:value-type="float">
            <text:p>0,0689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5591" calcext:value-type="float">
            <text:p>0,0755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7099" calcext:value-type="float">
            <text:p>0,0770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34087" calcext:value-type="float">
            <text:p>0,1340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2725" calcext:value-type="float">
            <text:p>0,0527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86172" calcext:value-type="float">
            <text:p>0,0861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69233" calcext:value-type="float">
            <text:p>0,0692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5632" calcext:value-type="float">
            <text:p>0,0956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6972" calcext:value-type="float">
            <text:p>0,0669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83956" calcext:value-type="float">
            <text:p>0,0839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13159" calcext:value-type="float">
            <text:p>0,1131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83664" calcext:value-type="float">
            <text:p>0,0836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82808" calcext:value-type="float">
            <text:p>0,0828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7762" calcext:value-type="float">
            <text:p>0,077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73336" calcext:value-type="float">
            <text:p>0,0733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78579" calcext:value-type="float">
            <text:p>0,0785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82086" calcext:value-type="float">
            <text:p>0,0820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59582" calcext:value-type="float">
            <text:p>0,0595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64821" calcext:value-type="float">
            <text:p>0,0648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83583" calcext:value-type="float">
            <text:p>0,0835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64496" calcext:value-type="float">
            <text:p>0,0644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65277" calcext:value-type="float">
            <text:p>0,0652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51514" calcext:value-type="float">
            <text:p>0,0515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96876" calcext:value-type="float">
            <text:p>0,0968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65305" calcext:value-type="float">
            <text:p>0,0653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81926" calcext:value-type="float">
            <text:p>0,0819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64508" calcext:value-type="float">
            <text:p>0,06450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74889" calcext:value-type="float">
            <text:p>0,0748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69018" calcext:value-type="float">
            <text:p>0,0690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94194" calcext:value-type="float">
            <text:p>0,0941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66941" calcext:value-type="float">
            <text:p>0,0669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6801" calcext:value-type="float">
            <text:p>0,0668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85278" calcext:value-type="float">
            <text:p>0,0852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68798" calcext:value-type="float">
            <text:p>0,0687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88804" calcext:value-type="float">
            <text:p>0,0888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81891" calcext:value-type="float">
            <text:p>0,0818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64849" calcext:value-type="float">
            <text:p>0,0648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73755" calcext:value-type="float">
            <text:p>0,0737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85858" calcext:value-type="float">
            <text:p>0,0858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68625" calcext:value-type="float">
            <text:p>0,0686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69725" calcext:value-type="float">
            <text:p>0,0697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77203" calcext:value-type="float">
            <text:p>0,0772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6789" calcext:value-type="float">
            <text:p>0,067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6564" calcext:value-type="float">
            <text:p>0,065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69577" calcext:value-type="float">
            <text:p>0,06957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74412" calcext:value-type="float">
            <text:p>0,0744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81098" calcext:value-type="float">
            <text:p>0,08109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64305" calcext:value-type="float">
            <text:p>0,0643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64226" calcext:value-type="float">
            <text:p>0,0642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64122" calcext:value-type="float">
            <text:p>0,0641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59539" calcext:value-type="float">
            <text:p>0,0595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83571" calcext:value-type="float">
            <text:p>0,0835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79915" calcext:value-type="float">
            <text:p>0,0799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68856" calcext:value-type="float">
            <text:p>0,06885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86338" calcext:value-type="float">
            <text:p>0,0863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85582" calcext:value-type="float">
            <text:p>0,0855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43838" calcext:value-type="float">
            <text:p>0,0438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78656" calcext:value-type="float">
            <text:p>0,0786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83784" calcext:value-type="float">
            <text:p>0,0837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89543" calcext:value-type="float">
            <text:p>0,0895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80047" calcext:value-type="float">
            <text:p>0,0800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4924" calcext:value-type="float">
            <text:p>0,04492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5004" calcext:value-type="float">
            <text:p>0,050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53306" calcext:value-type="float">
            <text:p>0,0533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54625" calcext:value-type="float">
            <text:p>0,0546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62145" calcext:value-type="float">
            <text:p>0,0621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71579" calcext:value-type="float">
            <text:p>0,07157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8273" calcext:value-type="float">
            <text:p>0,082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69052" calcext:value-type="float">
            <text:p>0,0690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53881" calcext:value-type="float">
            <text:p>0,05388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75593" calcext:value-type="float">
            <text:p>0,0755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69691" calcext:value-type="float">
            <text:p>0,06969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45371" calcext:value-type="float">
            <text:p>0,04537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44308" calcext:value-type="float">
            <text:p>0,0443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5825" calcext:value-type="float">
            <text:p>0,058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62181" calcext:value-type="float">
            <text:p>0,06218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06413" calcext:value-type="float">
            <text:p>0,10641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53531" calcext:value-type="float">
            <text:p>0,0535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37119" calcext:value-type="float">
            <text:p>0,03711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79573" calcext:value-type="float">
            <text:p>0,07957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45371" calcext:value-type="float">
            <text:p>0,0453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62193" calcext:value-type="float">
            <text:p>0,0621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56993" calcext:value-type="float">
            <text:p>0,0569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52759" calcext:value-type="float">
            <text:p>0,0527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42447" calcext:value-type="float">
            <text:p>0,0424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78813" calcext:value-type="float">
            <text:p>0,0788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61851" calcext:value-type="float">
            <text:p>0,16185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83964" calcext:value-type="float">
            <text:p>0,08396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35486" calcext:value-type="float">
            <text:p>0,03548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58911" calcext:value-type="float">
            <text:p>0,0589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33885" calcext:value-type="float">
            <text:p>0,0338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68855" calcext:value-type="float">
            <text:p>0,06885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5877" calcext:value-type="float">
            <text:p>0,0587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3403" calcext:value-type="float">
            <text:p>0,0340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70338" calcext:value-type="float">
            <text:p>0,07033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53561" calcext:value-type="float">
            <text:p>0,05356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97761" calcext:value-type="float">
            <text:p>0,09776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5534" calcext:value-type="float">
            <text:p>0,055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64888" calcext:value-type="float">
            <text:p>0,06488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94997" calcext:value-type="float">
            <text:p>0,09499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38964" calcext:value-type="float">
            <text:p>0,03896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1495" calcext:value-type="float">
            <text:p>0,03149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42001" calcext:value-type="float">
            <text:p>0,0420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34124" calcext:value-type="float">
            <text:p>0,03412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44848" calcext:value-type="float">
            <text:p>0,04484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56062" calcext:value-type="float">
            <text:p>0,05606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47188" calcext:value-type="float">
            <text:p>0,04718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35461" calcext:value-type="float">
            <text:p>0,03546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45418" calcext:value-type="float">
            <text:p>0,0454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33942" calcext:value-type="float">
            <text:p>0,03394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58334" calcext:value-type="float">
            <text:p>0,05833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6494" calcext:value-type="float">
            <text:p>0,0649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61044" calcext:value-type="float">
            <text:p>0,06104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37963" calcext:value-type="float">
            <text:p>0,03796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57703" calcext:value-type="float">
            <text:p>0,05770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5243" calcext:value-type="float">
            <text:p>0,0524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991" calcext:value-type="float">
            <text:p>0,099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68981" calcext:value-type="float">
            <text:p>0,06898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14705" calcext:value-type="float">
            <text:p>0,1147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34166" calcext:value-type="float">
            <text:p>0,13416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95254" calcext:value-type="float">
            <text:p>0,09525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46273" calcext:value-type="float">
            <text:p>0,04627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42409" calcext:value-type="float">
            <text:p>0,04240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39274" calcext:value-type="float">
            <text:p>0,03927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57807" calcext:value-type="float">
            <text:p>0,05780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45997" calcext:value-type="float">
            <text:p>0,04599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66019" calcext:value-type="float">
            <text:p>0,06601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72921" calcext:value-type="float">
            <text:p>0,07292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5501" calcext:value-type="float">
            <text:p>0,055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371" calcext:value-type="float">
            <text:p>0,037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48839" calcext:value-type="float">
            <text:p>0,0488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2301" calcext:value-type="float">
            <text:p>0,03230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41922" calcext:value-type="float">
            <text:p>0,04192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31416" calcext:value-type="float">
            <text:p>0,03141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34368" calcext:value-type="float">
            <text:p>0,03436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38771" calcext:value-type="float">
            <text:p>0,03877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33944" calcext:value-type="float">
            <text:p>0,03394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31414" calcext:value-type="float">
            <text:p>0,03141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5514" calcext:value-type="float">
            <text:p>0,0551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43133" calcext:value-type="float">
            <text:p>0,04313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89422" calcext:value-type="float">
            <text:p>0,0894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1275" calcext:value-type="float">
            <text:p>0,03127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31168" calcext:value-type="float">
            <text:p>0,03116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30673" calcext:value-type="float">
            <text:p>0,03067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36835" calcext:value-type="float">
            <text:p>0,03683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46662" calcext:value-type="float">
            <text:p>0,0466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34008" calcext:value-type="float">
            <text:p>0,03400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36976" calcext:value-type="float">
            <text:p>0,03697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31267" calcext:value-type="float">
            <text:p>0,03126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41775" calcext:value-type="float">
            <text:p>0,04177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39834" calcext:value-type="float">
            <text:p>0,03983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6941" calcext:value-type="float">
            <text:p>0,03694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44606" calcext:value-type="float">
            <text:p>0,04460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30339" calcext:value-type="float">
            <text:p>0,03033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6117" calcext:value-type="float">
            <text:p>0,0611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42504" calcext:value-type="float">
            <text:p>0,04250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80831" calcext:value-type="float">
            <text:p>0,08083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68676" calcext:value-type="float">
            <text:p>0,06867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64151" calcext:value-type="float">
            <text:p>0,06415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52786" calcext:value-type="float">
            <text:p>0,05278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5115" calcext:value-type="float">
            <text:p>0,0511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46741" calcext:value-type="float">
            <text:p>0,04674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73931" calcext:value-type="float">
            <text:p>0,07393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62385" calcext:value-type="float">
            <text:p>0,06238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58204" calcext:value-type="float">
            <text:p>0,05820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51898" calcext:value-type="float">
            <text:p>0,05189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40393" calcext:value-type="float">
            <text:p>0,04039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30976" calcext:value-type="float">
            <text:p>0,0309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53081" calcext:value-type="float">
            <text:p>0,05308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51809" calcext:value-type="float">
            <text:p>0,05180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57876" calcext:value-type="float">
            <text:p>0,05787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6042" calcext:value-type="float">
            <text:p>0,0604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29898" calcext:value-type="float">
            <text:p>0,02989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32076" calcext:value-type="float">
            <text:p>0,03207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46688" calcext:value-type="float">
            <text:p>0,04668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32701" calcext:value-type="float">
            <text:p>0,03270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32059" calcext:value-type="float">
            <text:p>0,03205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37797" calcext:value-type="float">
            <text:p>0,03779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36578" calcext:value-type="float">
            <text:p>0,03657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41156" calcext:value-type="float">
            <text:p>0,04115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52382" calcext:value-type="float">
            <text:p>0,05238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60724" calcext:value-type="float">
            <text:p>0,06072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40207" calcext:value-type="float">
            <text:p>0,04020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38292" calcext:value-type="float">
            <text:p>0,0382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29351" calcext:value-type="float">
            <text:p>0,02935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53959" calcext:value-type="float">
            <text:p>0,05395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91285" calcext:value-type="float">
            <text:p>0,09128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39208" calcext:value-type="float">
            <text:p>0,03920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38589" calcext:value-type="float">
            <text:p>0,03858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43111" calcext:value-type="float">
            <text:p>0,0431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39623" calcext:value-type="float">
            <text:p>0,0396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9384" calcext:value-type="float">
            <text:p>0,03938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38457" calcext:value-type="float">
            <text:p>0,03845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38579" calcext:value-type="float">
            <text:p>0,03857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47013" calcext:value-type="float">
            <text:p>0,04701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42187" calcext:value-type="float">
            <text:p>0,04218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39268" calcext:value-type="float">
            <text:p>0,03926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3366" calcext:value-type="float">
            <text:p>0,0336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44407" calcext:value-type="float">
            <text:p>0,04440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41312" calcext:value-type="float">
            <text:p>0,04131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43573" calcext:value-type="float">
            <text:p>0,04357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29702" calcext:value-type="float">
            <text:p>0,02970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29215" calcext:value-type="float">
            <text:p>0,02921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6567" calcext:value-type="float">
            <text:p>0,0656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7347" calcext:value-type="float">
            <text:p>0,0734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43474" calcext:value-type="float">
            <text:p>0,04347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39419" calcext:value-type="float">
            <text:p>0,03941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41124" calcext:value-type="float">
            <text:p>0,04112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43903" calcext:value-type="float">
            <text:p>0,04390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41554" calcext:value-type="float">
            <text:p>0,04155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64748" calcext:value-type="float">
            <text:p>0,0647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40414" calcext:value-type="float">
            <text:p>0,04041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40982" calcext:value-type="float">
            <text:p>0,04098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40178" calcext:value-type="float">
            <text:p>0,04017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38051" calcext:value-type="float">
            <text:p>0,03805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39833" calcext:value-type="float">
            <text:p>0,03983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42702" calcext:value-type="float">
            <text:p>0,04270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41556" calcext:value-type="float">
            <text:p>0,04155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41703" calcext:value-type="float">
            <text:p>0,04170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52844" calcext:value-type="float">
            <text:p>0,05284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43209" calcext:value-type="float">
            <text:p>0,04320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6298" calcext:value-type="float">
            <text:p>0,03629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49112" calcext:value-type="float">
            <text:p>0,04911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29643" calcext:value-type="float">
            <text:p>0,02964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39241" calcext:value-type="float">
            <text:p>0,03924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3013" calcext:value-type="float">
            <text:p>0,0301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7021" calcext:value-type="float">
            <text:p>0,0702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62078" calcext:value-type="float">
            <text:p>0,06207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50487" calcext:value-type="float">
            <text:p>0,05048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37528" calcext:value-type="float">
            <text:p>0,03752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29677" calcext:value-type="float">
            <text:p>0,02967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9995" calcext:value-type="float">
            <text:p>0,02999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34318" calcext:value-type="float">
            <text:p>0,03431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3512" calcext:value-type="float">
            <text:p>0,0351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29806" calcext:value-type="float">
            <text:p>0,02980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33179" calcext:value-type="float">
            <text:p>0,03317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29469" calcext:value-type="float">
            <text:p>0,02946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27914" calcext:value-type="float">
            <text:p>0,02791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29564" calcext:value-type="float">
            <text:p>0,02956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33583" calcext:value-type="float">
            <text:p>0,03358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29259" calcext:value-type="float">
            <text:p>0,02925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64745" calcext:value-type="float">
            <text:p>0,06474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75054" calcext:value-type="float">
            <text:p>0,07505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34829" calcext:value-type="float">
            <text:p>0,03482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55652" calcext:value-type="float">
            <text:p>0,05565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55748" calcext:value-type="float">
            <text:p>0,05574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161127" calcext:value-type="float">
            <text:p>0,16112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99163" calcext:value-type="float">
            <text:p>0,09916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96314" calcext:value-type="float">
            <text:p>0,09631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35772" calcext:value-type="float">
            <text:p>0,03577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38925" calcext:value-type="float">
            <text:p>0,03892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40727" calcext:value-type="float">
            <text:p>0,04072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78797" calcext:value-type="float">
            <text:p>0,07879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37244" calcext:value-type="float">
            <text:p>0,03724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37575" calcext:value-type="float">
            <text:p>0,03757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27509" calcext:value-type="float">
            <text:p>0,02750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27393" calcext:value-type="float">
            <text:p>0,02739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28188" calcext:value-type="float">
            <text:p>0,02818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25844" calcext:value-type="float">
            <text:p>0,02584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33813" calcext:value-type="float">
            <text:p>0,03381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29361" calcext:value-type="float">
            <text:p>0,02936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31173" calcext:value-type="float">
            <text:p>0,03117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30521" calcext:value-type="float">
            <text:p>0,03052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25835" calcext:value-type="float">
            <text:p>0,02583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36446" calcext:value-type="float">
            <text:p>0,03644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42685" calcext:value-type="float">
            <text:p>0,04268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35126" calcext:value-type="float">
            <text:p>0,03512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36259" calcext:value-type="float">
            <text:p>0,03625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28663" calcext:value-type="float">
            <text:p>0,02866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27821" calcext:value-type="float">
            <text:p>0,02782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27764" calcext:value-type="float">
            <text:p>0,02776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32425" calcext:value-type="float">
            <text:p>0,03242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38686" calcext:value-type="float">
            <text:p>0,03868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49836" calcext:value-type="float">
            <text:p>0,04983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30434" calcext:value-type="float">
            <text:p>0,03043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28224" calcext:value-type="float">
            <text:p>0,02822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4684" calcext:value-type="float">
            <text:p>0,0468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29833" calcext:value-type="float">
            <text:p>0,02983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52698" calcext:value-type="float">
            <text:p>0,05269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41898" calcext:value-type="float">
            <text:p>0,04189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26106" calcext:value-type="float">
            <text:p>0,02610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25846" calcext:value-type="float">
            <text:p>0,02584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29935" calcext:value-type="float">
            <text:p>0,02993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26065" calcext:value-type="float">
            <text:p>0,02606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46478" calcext:value-type="float">
            <text:p>0,04647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38232" calcext:value-type="float">
            <text:p>0,03823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38926" calcext:value-type="float">
            <text:p>0,03892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33525" calcext:value-type="float">
            <text:p>0,03352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27764" calcext:value-type="float">
            <text:p>0,02776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27301" calcext:value-type="float">
            <text:p>0,02730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28907" calcext:value-type="float">
            <text:p>0,0289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27204" calcext:value-type="float">
            <text:p>0,02720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27974" calcext:value-type="float">
            <text:p>0,02797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30858" calcext:value-type="float">
            <text:p>0,03085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26894" calcext:value-type="float">
            <text:p>0,02689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28871" calcext:value-type="float">
            <text:p>0,02887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34695" calcext:value-type="float">
            <text:p>0,03469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30977" calcext:value-type="float">
            <text:p>0,03097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3854" calcext:value-type="float">
            <text:p>0,0385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26758" calcext:value-type="float">
            <text:p>0,02675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50222" calcext:value-type="float">
            <text:p>0,05022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72132" calcext:value-type="float">
            <text:p>0,07213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68816" calcext:value-type="float">
            <text:p>0,06881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2917" calcext:value-type="float">
            <text:p>0,0291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44088" calcext:value-type="float">
            <text:p>0,04408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48505" calcext:value-type="float">
            <text:p>0,04850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34556" calcext:value-type="float">
            <text:p>0,03455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27523" calcext:value-type="float">
            <text:p>0,02752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27921" calcext:value-type="float">
            <text:p>0,02792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38656" calcext:value-type="float">
            <text:p>0,03865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93093" calcext:value-type="float">
            <text:p>0,09309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6016" calcext:value-type="float">
            <text:p>0,0601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60873" calcext:value-type="float">
            <text:p>0,06087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24562" calcext:value-type="float">
            <text:p>0,02456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26711" calcext:value-type="float">
            <text:p>0,02671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23108" calcext:value-type="float">
            <text:p>0,02310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23435" calcext:value-type="float">
            <text:p>0,02343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24007" calcext:value-type="float">
            <text:p>0,02400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35411" calcext:value-type="float">
            <text:p>0,03541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40452" calcext:value-type="float">
            <text:p>0,04045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35836" calcext:value-type="float">
            <text:p>0,03583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29592" calcext:value-type="float">
            <text:p>0,02959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38362" calcext:value-type="float">
            <text:p>0,03836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39107" calcext:value-type="float">
            <text:p>0,03910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33473" calcext:value-type="float">
            <text:p>0,03347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3456" calcext:value-type="float">
            <text:p>0,0345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69882" calcext:value-type="float">
            <text:p>0,06988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38578" calcext:value-type="float">
            <text:p>0,03857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36225" calcext:value-type="float">
            <text:p>0,03622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34303" calcext:value-type="float">
            <text:p>0,03430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32336" calcext:value-type="float">
            <text:p>0,03233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24017" calcext:value-type="float">
            <text:p>0,02401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27722" calcext:value-type="float">
            <text:p>0,02772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29388" calcext:value-type="float">
            <text:p>0,02938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36675" calcext:value-type="float">
            <text:p>0,03667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22358" calcext:value-type="float">
            <text:p>0,02235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22486" calcext:value-type="float">
            <text:p>0,02248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22798" calcext:value-type="float">
            <text:p>0,02279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23033" calcext:value-type="float">
            <text:p>0,02303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32339" calcext:value-type="float">
            <text:p>0,03233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2366" calcext:value-type="float">
            <text:p>0,0236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34615" calcext:value-type="float">
            <text:p>0,03461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2804" calcext:value-type="float">
            <text:p>0,0280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23496" calcext:value-type="float">
            <text:p>0,02349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23237" calcext:value-type="float">
            <text:p>0,02323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24567" calcext:value-type="float">
            <text:p>0,02456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21858" calcext:value-type="float">
            <text:p>0,02185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22948" calcext:value-type="float">
            <text:p>0,02294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23753" calcext:value-type="float">
            <text:p>0,02375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23924" calcext:value-type="float">
            <text:p>0,02392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39051" calcext:value-type="float">
            <text:p>0,03905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42683" calcext:value-type="float">
            <text:p>0,04268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24624" calcext:value-type="float">
            <text:p>0,02462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23382" calcext:value-type="float">
            <text:p>0,02338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34981" calcext:value-type="float">
            <text:p>0,03498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26153" calcext:value-type="float">
            <text:p>0,02615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24618" calcext:value-type="float">
            <text:p>0,02461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41735" calcext:value-type="float">
            <text:p>0,04173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34015" calcext:value-type="float">
            <text:p>0,03401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58393" calcext:value-type="float">
            <text:p>0,05839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30707" calcext:value-type="float">
            <text:p>0,03070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4928" calcext:value-type="float">
            <text:p>0,0492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23229" calcext:value-type="float">
            <text:p>0,02322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27034" calcext:value-type="float">
            <text:p>0,02703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22101" calcext:value-type="float">
            <text:p>0,02210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37592" calcext:value-type="float">
            <text:p>0,03759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30326" calcext:value-type="float">
            <text:p>0,03032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28619" calcext:value-type="float">
            <text:p>0,02861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33883" calcext:value-type="float">
            <text:p>0,03388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30731" calcext:value-type="float">
            <text:p>0,03073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56545" calcext:value-type="float">
            <text:p>0,05654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41386" calcext:value-type="float">
            <text:p>0,04138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37979" calcext:value-type="float">
            <text:p>0,03797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35402" calcext:value-type="float">
            <text:p>0,03540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69278" calcext:value-type="float">
            <text:p>0,06927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94325" calcext:value-type="float">
            <text:p>0,09432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3845" calcext:value-type="float">
            <text:p>0,0384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4385" calcext:value-type="float">
            <text:p>0,0438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42728" calcext:value-type="float">
            <text:p>0,04272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36412" calcext:value-type="float">
            <text:p>0,03641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21554" calcext:value-type="float">
            <text:p>0,02155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27835" calcext:value-type="float">
            <text:p>0,02783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29262" calcext:value-type="float">
            <text:p>0,02926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20565" calcext:value-type="float">
            <text:p>0,02056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39461" calcext:value-type="float">
            <text:p>0,03946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29648" calcext:value-type="float">
            <text:p>0,02964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41733" calcext:value-type="float">
            <text:p>0,04173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32447" calcext:value-type="float">
            <text:p>0,03244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25629" calcext:value-type="float">
            <text:p>0,02562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22171" calcext:value-type="float">
            <text:p>0,02217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26303" calcext:value-type="float">
            <text:p>0,02630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22916" calcext:value-type="float">
            <text:p>0,02291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24016" calcext:value-type="float">
            <text:p>0,02401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41983" calcext:value-type="float">
            <text:p>0,04198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24756" calcext:value-type="float">
            <text:p>0,02475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41229" calcext:value-type="float">
            <text:p>0,04122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30287" calcext:value-type="float">
            <text:p>0,03028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23804" calcext:value-type="float">
            <text:p>0,02380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54217" calcext:value-type="float">
            <text:p>0,05421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33949" calcext:value-type="float">
            <text:p>0,03394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25375" calcext:value-type="float">
            <text:p>0,02537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23053" calcext:value-type="float">
            <text:p>0,02305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28023" calcext:value-type="float">
            <text:p>0,02802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29968" calcext:value-type="float">
            <text:p>0,02996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25112" calcext:value-type="float">
            <text:p>0,02511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36552" calcext:value-type="float">
            <text:p>0,03655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24424" calcext:value-type="float">
            <text:p>0,02442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43299" calcext:value-type="float">
            <text:p>0,04329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2698" calcext:value-type="float">
            <text:p>0,0269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2349" calcext:value-type="float">
            <text:p>0,0234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22117" calcext:value-type="float">
            <text:p>0,02211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57832" calcext:value-type="float">
            <text:p>0,05783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26366" calcext:value-type="float">
            <text:p>0,02636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34631" calcext:value-type="float">
            <text:p>0,03463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34785" calcext:value-type="float">
            <text:p>0,03478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28825" calcext:value-type="float">
            <text:p>0,02882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31839" calcext:value-type="float">
            <text:p>0,03183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20626" calcext:value-type="float">
            <text:p>0,02062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28364" calcext:value-type="float">
            <text:p>0,02836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88141" calcext:value-type="float">
            <text:p>0,08814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28154" calcext:value-type="float">
            <text:p>0,02815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20923" calcext:value-type="float">
            <text:p>0,02092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39443" calcext:value-type="float">
            <text:p>0,03944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30945" calcext:value-type="float">
            <text:p>0,03094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50001" calcext:value-type="float">
            <text:p>0,05000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59278" calcext:value-type="float">
            <text:p>0,05927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2985" calcext:value-type="float">
            <text:p>0,0298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30769" calcext:value-type="float">
            <text:p>0,03076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54825" calcext:value-type="float">
            <text:p>0,05482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53573" calcext:value-type="float">
            <text:p>0,05357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36374" calcext:value-type="float">
            <text:p>0,03637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48916" calcext:value-type="float">
            <text:p>0,04891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3988" calcext:value-type="float">
            <text:p>0,0398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5258" calcext:value-type="float">
            <text:p>0,0525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21703" calcext:value-type="float">
            <text:p>0,02170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37504" calcext:value-type="float">
            <text:p>0,03750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45334" calcext:value-type="float">
            <text:p>0,04533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45267" calcext:value-type="float">
            <text:p>0,04526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43241" calcext:value-type="float">
            <text:p>0,04324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43226" calcext:value-type="float">
            <text:p>0,04322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50347" calcext:value-type="float">
            <text:p>0,05034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40151" calcext:value-type="float">
            <text:p>0,04015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46246" calcext:value-type="float">
            <text:p>0,04624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28135" calcext:value-type="float">
            <text:p>0,02813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34391" calcext:value-type="float">
            <text:p>0,03439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33082" calcext:value-type="float">
            <text:p>0,03308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2864" calcext:value-type="float">
            <text:p>0,0286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2141" calcext:value-type="float">
            <text:p>0,0214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52017" calcext:value-type="float">
            <text:p>0,05201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24897" calcext:value-type="float">
            <text:p>0,02489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25257" calcext:value-type="float">
            <text:p>0,02525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47144" calcext:value-type="float">
            <text:p>0,04714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36726" calcext:value-type="float">
            <text:p>0,03672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20734" calcext:value-type="float">
            <text:p>0,02073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25371" calcext:value-type="float">
            <text:p>0,02537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2143" calcext:value-type="float">
            <text:p>0,0214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27386" calcext:value-type="float">
            <text:p>0,02738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21321" calcext:value-type="float">
            <text:p>0,02132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26785" calcext:value-type="float">
            <text:p>0,02678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23355" calcext:value-type="float">
            <text:p>0,02335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36417" calcext:value-type="float">
            <text:p>0,03641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34915" calcext:value-type="float">
            <text:p>0,03491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33575" calcext:value-type="float">
            <text:p>0,03357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25168" calcext:value-type="float">
            <text:p>0,02516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53493" calcext:value-type="float">
            <text:p>0,05349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39994" calcext:value-type="float">
            <text:p>0,03999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46829" calcext:value-type="float">
            <text:p>0,04682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24436" calcext:value-type="float">
            <text:p>0,02443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24731" calcext:value-type="float">
            <text:p>0,02473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41303" calcext:value-type="float">
            <text:p>0,04130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297" calcext:value-type="float">
            <text:p>0,029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26429" calcext:value-type="float">
            <text:p>0,02642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4907" calcext:value-type="float">
            <text:p>0,0490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2464" calcext:value-type="float">
            <text:p>0,0246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28572" calcext:value-type="float">
            <text:p>0,02857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2161" calcext:value-type="float">
            <text:p>0,0216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20529" calcext:value-type="float">
            <text:p>0,02052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20762" calcext:value-type="float">
            <text:p>0,02076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20988" calcext:value-type="float">
            <text:p>0,02098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21522" calcext:value-type="float">
            <text:p>0,02152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19859" calcext:value-type="float">
            <text:p>0,01985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21894" calcext:value-type="float">
            <text:p>0,02189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20126" calcext:value-type="float">
            <text:p>0,02012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28471" calcext:value-type="float">
            <text:p>0,02847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20327" calcext:value-type="float">
            <text:p>0,02032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556061" calcext:value-type="float">
            <text:p>0,55606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29726" calcext:value-type="float">
            <text:p>0,02972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28355" calcext:value-type="float">
            <text:p>0,02835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48462" calcext:value-type="float">
            <text:p>0,04846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3496" calcext:value-type="float">
            <text:p>0,034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5:40:31.349513582</meta:creation-date>
    <dc:date>2019-07-11T15:42:44.458716896</dc:date>
    <meta:editing-duration>PT2M14S</meta:editing-duration>
    <meta:editing-cycles>1</meta:editing-cycles>
    <meta:document-statistic meta:table-count="1" meta:cell-count="1000" meta:object-count="0"/>
    <meta:generator>LibreOffice/6.2.3.2$Linux_X86_64 LibreOffice_project/20$Build-2</meta:generator>
  </office:meta>
</office:document-meta>
</file>